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320000006AC1890139.png" manifest:media-type="image/png"/>
  <manifest:file-entry manifest:full-path="Pictures/10000000000001D0000001EF38F742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svg:stroke-color="#579d1c" draw:marker-start="Arrowheads_20_1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ff0000" draw:marker-start="Arrowheads_20_1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11.43cm" svg:x="0.889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07cm" svg:height="11.43cm" svg:x="13.081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54cm" svg:height="2.667cm" svg:x="14.224cm" svg:y="17.637cm">
          <draw:image xlink:href="Pictures/10000000000001D0000001EF38F742FD.png" xlink:type="simple" xlink:show="embed" xlink:actuate="onLoad">
            <text:p/>
          </draw:image>
        </draw:frame>
        <draw:frame draw:style-name="gr3" draw:text-style-name="P1" draw:layer="layout" svg:width="1.762cm" svg:height="3.737cm" svg:x="2.937cm" svg:y="14.97cm">
          <draw:image xlink:href="Pictures/10000000000000320000006AC1890139.png" xlink:type="simple" xlink:show="embed" xlink:actuate="onLoad">
            <text:p/>
          </draw:image>
        </draw:frame>
        <draw:frame draw:style-name="gr3" draw:text-style-name="P1" draw:layer="layout" svg:width="1.762cm" svg:height="3.737cm" svg:x="2.921cm" svg:y="18.98cm">
          <draw:image xlink:href="Pictures/10000000000000320000006AC1890139.png" xlink:type="simple" xlink:show="embed" xlink:actuate="onLoad">
            <text:p/>
          </draw:image>
        </draw:frame>
        <draw:custom-shape draw:style-name="gr4" draw:text-style-name="P1" draw:layer="layout" svg:width="19.431cm" svg:height="12.827cm" svg:x="0cm" svg:y="12.30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1.474cm" svg:height="3.514cm" draw:transform="skewX (-0.352032910127256) rotate (0.339641072438096) translate (2.53999297631791cm 14.7159915188723cm)" svg:viewBox="0 0 11475 3515" svg:d="M0 0c7314-7 11475 3515 11475 3515">
          <text:p/>
        </draw:path>
        <draw:path draw:style-name="gr6" draw:text-style-name="P1" draw:layer="layout" svg:width="10.742cm" svg:height="3.569cm" draw:transform="skewX (0.183957703160202) rotate (-2.73370920739872) translate (14.351cm 22.717cm)" svg:viewBox="0 0 10743 3570" svg:d="M0 0c6668 0 10743 3570 10743 357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0T18:29:17.474337610</meta:creation-date>
    <dc:date>2015-03-21T17:30:36.997943956</dc:date>
    <meta:editing-duration>PT10M31S</meta:editing-duration>
    <meta:editing-cycles>3</meta:editing-cycles>
    <meta:generator>LibreOffice/4.2.7.2$Linux_X86_64 LibreOffice_project/420m0$Build-2</meta:generator>
    <meta:document-statistic meta:object-count="8"/>
  </office:meta>
</office:document-meta>
</file>